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mpression supports</text:p>
          </table:table-cell>
          <table:table-cell table:style-name="ce1" office:value-type="string" calcext:value-type="string">
            <text:p>Utilities</text:p>
          </table:table-cell>
          <table:table-cell table:style-name="ce1" office:value-type="string" calcext:value-type="string">
            <text:p>File systems</text:p>
          </table:table-cell>
          <table:table-cell table:style-name="ce1" office:value-type="string" calcext:value-type="string">
            <text:p>Multimedia codecs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vcdimager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cdrdao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fuseiso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fuseiso966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mng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modplug1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mpcdec6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mpg123-0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vifile-0.7c2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avformat58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v4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plugins-bad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plugins-good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plugins-ugly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libav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streamer1.0-pulseaudio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theora0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tiff5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openexr25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jpeg62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freeimage3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evil1c2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dumb1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pression supports</text:p>
          </table:table-cell>
          <table:table-cell table:style-name="ce1" office:value-type="string" calcext:value-type="string">
            <text:p>Multimedia codecs</text:p>
          </table:table-cell>
          <table:table-cell table:style-name="ce1" office:value-type="string" calcext:value-type="string">
            <text:p>Libraries</text:p>
          </table:table-cell>
          <table:table-cell table:style-name="ce1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03:40:41.979210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12T04:33:54.321715595</dc:date>
    <meta:editing-duration>PT3H17M58S</meta:editing-duration>
    <meta:editing-cycles>56</meta:editing-cycles>
    <meta:generator>LibreOffice/7.3.3.2$Linux_X86_64 LibreOffice_project/30$Build-2</meta:generator>
    <meta:document-statistic meta:table-count="2" meta:cell-count="190" meta:object-count="0"/>
  </office:meta>
</office:document-meta>
</file>